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-image-width="0in" draw:fill-image-height="0in"/>
      <style:paragraph-properties fo:margin-top="0in" fo:margin-bottom="0.0799in" loext:contextual-spacing="false" fo:line-height="115%" fo:hyphenation-ladder-count="no-limit" style:page-number="auto" style:shadow="none"/>
      <style:text-properties style:text-position="0% 100%" style:font-name="Carlito" officeooo:rsid="0022007d" officeooo:paragraph-rsid="0022007d" fo:hyphenate="true" fo:hyphenation-remain-char-count="2" fo:hyphenation-push-char-count="2"/>
    </style:style>
    <style:style style:name="P2" style:family="paragraph" style:parent-style-name="Standard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style:text-position="0% 100%" style:font-name="Carlito" officeooo:rsid="00229fe6" officeooo:paragraph-rsid="00229fe6" fo:hyphenate="true" fo:hyphenation-remain-char-count="2" fo:hyphenation-push-char-count="2"/>
    </style:style>
    <style:style style:name="P3" style:family="paragraph" style:parent-style-name="Standard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style:text-position="0% 100%" style:font-name="Carlito" officeooo:rsid="00234b6a" officeooo:paragraph-rsid="00234b6a" fo:hyphenate="true" fo:hyphenation-remain-char-count="2" fo:hyphenation-push-char-count="2"/>
    </style:style>
    <style:style style:name="P4" style:family="paragraph" style:parent-style-name="Standard" style:list-style-name="L1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style:text-position="0% 100%" style:font-name="Carlito" officeooo:rsid="0022007d" officeooo:paragraph-rsid="0022007d" fo:hyphenate="true" fo:hyphenation-remain-char-count="2" fo:hyphenation-push-char-count="2"/>
    </style:style>
    <style:style style:name="P5" style:family="paragraph" style:parent-style-name="Standard" style:list-style-name="L1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style:text-position="0% 100%" style:font-name="Carlito" officeooo:rsid="00229fe6" officeooo:paragraph-rsid="00229fe6" fo:hyphenate="true" fo:hyphenation-remain-char-count="2" fo:hyphenation-push-char-count="2"/>
    </style:style>
    <style:style style:name="P6" style:family="paragraph" style:parent-style-name="Standard" style:list-style-name="L2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style:text-position="0% 100%" style:font-name="Carlito" officeooo:rsid="00229fe6" officeooo:paragraph-rsid="00229fe6" fo:hyphenate="true" fo:hyphenation-remain-char-count="2" fo:hyphenation-push-char-count="2"/>
    </style:style>
    <style:style style:name="P7" style:family="paragraph" style:parent-style-name="Standard" style:list-style-name="L3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style:text-position="0% 100%" style:font-name="Carlito" officeooo:rsid="00229fe6" officeooo:paragraph-rsid="00229fe6" fo:hyphenate="true" fo:hyphenation-remain-char-count="2" fo:hyphenation-push-char-count="2"/>
    </style:style>
    <style:style style:name="P8" style:family="paragraph" style:parent-style-name="Standard" style:list-style-name="L4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style:text-position="0% 100%" style:font-name="Carlito" officeooo:rsid="00229fe6" officeooo:paragraph-rsid="00229fe6" fo:hyphenate="true" fo:hyphenation-remain-char-count="2" fo:hyphenation-push-char-count="2"/>
    </style:style>
    <style:style style:name="P9" style:family="paragraph" style:parent-style-name="Standard" style:list-style-name="L5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style:text-position="0% 100%" style:font-name="Carlito" officeooo:rsid="00234b6a" officeooo:paragraph-rsid="00234b6a" fo:hyphenate="true" fo:hyphenation-remain-char-count="2" fo:hyphenation-push-char-count="2"/>
    </style:style>
    <style:style style:name="P10" style:family="paragraph" style:parent-style-name="Standard" style:list-style-name="L5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style:text-position="0% 100%" style:font-name="Carlito" officeooo:rsid="00245e47" officeooo:paragraph-rsid="00245e47" fo:hyphenate="true" fo:hyphenation-remain-char-count="2" fo:hyphenation-push-char-count="2"/>
    </style:style>
    <style:style style:name="P11" style:family="paragraph" style:parent-style-name="Standard" style:list-style-name="L2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style:text-position="0% 100%" style:font-name="Carlito" officeooo:rsid="00262914" officeooo:paragraph-rsid="00262914" fo:hyphenate="true" fo:hyphenation-remain-char-count="2" fo:hyphenation-push-char-count="2"/>
    </style:style>
    <style:style style:name="T1" style:family="text">
      <style:text-properties officeooo:rsid="00234b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y arguments to make/strengthen</text:p>
      <text:list xml:id="list1252782307463906760" text:style-name="L1">
        <text:list-item>
          <text:p text:style-name="P4">What kind of impact increase or decrease in central transfer may have on possibility of defeat in the future?</text:p>
          <text:list>
            <text:list-item>
              <text:p text:style-name="P4">Whether past treatment affects future outcomes</text:p>
            </text:list-item>
            <text:list-item>
              <text:p text:style-name="P4">Does the government expect any effect?</text:p>
            </text:list-item>
          </text:list>
        </text:list-item>
        <text:list-item>
          <text:p text:style-name="P4"><text:span text:style-name="T1">Why </text:span>Budgetary method is <text:span text:style-name="T1">(particularly central transfer) </text:span>the best method</text:p>
          <text:list>
            <text:list-item>
              <text:p text:style-name="P4">Both to control bureaucrats and to placate the public</text:p>
            </text:list-item>
          </text:list>
        </text:list-item>
        <text:list-item>
          <text:p text:style-name="P4">The 51/49 threshold is more important than just looking at numbers</text:p>
        </text:list-item>
        <text:list-item>
          <text:p text:style-name="P5">Why is the CPV acting so coherently as a single ruler</text:p>
        </text:list-item>
        <text:list-item>
          <text:p text:style-name="P5">Clarify why the central govt does not have other sources of information</text:p>
        </text:list-item>
      </text:list>
      <text:p text:style-name="P2"/>
      <text:p text:style-name="P2">Some empirical notes</text:p>
      <text:list xml:id="list4680015204373919440" text:style-name="L2">
        <text:list-item>
          <text:p text:style-name="P6">Should give more emphasis on persistent effect; explain why we should care about it</text:p>
        </text:list-item>
        <text:list-item>
          <text:p text:style-name="P6">Should explain why there’s a difference at t-1</text:p>
        </text:list-item>
        <text:list-item>
          <text:p text:style-name="P11">TRY CLUSTERED STANDARD ERRORS!!</text:p>
        </text:list-item>
      </text:list>
      <text:p text:style-name="P2"/>
      <text:p text:style-name="P2">Some notions to consider</text:p>
      <text:list xml:id="list659538151677863385" text:style-name="L3">
        <text:list-item>
          <text:p text:style-name="P7">“Coherent opposition” vs. “incoherent rejection”</text:p>
        </text:list-item>
      </text:list>
      <text:p text:style-name="P2"/>
      <text:p text:style-name="P2">Some evidence to add</text:p>
      <text:list xml:id="list5135773942740744722" text:style-name="L4">
        <text:list-item>
          <text:p text:style-name="P8">Transcripts/Records of self-criticism for winning with less than 60%</text:p>
        </text:list-item>
        <text:list-item>
          <text:p text:style-name="P8">Evidence that money comes in to buy voters – what does money go to</text:p>
          <text:list>
            <text:list-item>
              <text:p text:style-name="P8">VHLSS? PCI &amp; PAPI?</text:p>
            </text:list-item>
          </text:list>
        </text:list-item>
      </text:list>
      <text:p text:style-name="P2"/>
      <text:p text:style-name="P3">Couple of things to change</text:p>
      <text:list xml:id="list9109979676529022579" text:style-name="L5">
        <text:list-item>
          <text:p text:style-name="P9">Make “this paper is a framework for theory testing” to be a main contribution</text:p>
          <text:list>
            <text:list-item>
              <text:p text:style-name="P10">Use remark about “one-country case studies” as lead-up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7:10:10.648006864</meta:creation-date>
    <dc:title>Microsoft Office</dc:title>
    <meta:editing-duration>PT4H52M11S</meta:editing-duration>
    <meta:editing-cycles>3</meta:editing-cycles>
    <meta:generator>LibreOffice/5.1.6.2$Linux_X86_64 LibreOffice_project/10m0$Build-2</meta:generator>
    <meta:initial-creator>Minh Trinh</meta:initial-creator>
    <dc:date>2018-04-06T18:39:51.652968481</dc:date>
    <dc:creator>Minh Trinh</dc:creator>
    <meta:document-statistic meta:table-count="0" meta:image-count="0" meta:object-count="0" meta:page-count="1" meta:paragraph-count="22" meta:word-count="200" meta:character-count="1137" meta:non-whitespace-character-count="975"/>
    <meta:template xlink:type="simple" xlink:actuate="onRequest" xlink:title="Microsoft Office" xlink:href="../../../../../../../home/mdtrinh/.config/libreoffice/4/user/template/Microsoft%20Office.ott" meta:date="2018-03-06T17:10:10.286464337"/>
  </office:meta>
</office:document-meta>
</file>